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886cb" officeooo:paragraph-rsid="000886cb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86cb" officeooo:paragraph-rsid="000886cb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rsid="000886cb" officeooo:paragraph-rsid="000886c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86cb" officeooo:paragraph-rsid="000886cb" style:font-size-asian="10.5pt" style:font-size-complex="12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mian Figiel 209335</text:p>
      <text:p text:style-name="P3"><text:tab/>czwartek 12:15</text:p>
      <text:p text:style-name="P1">Sprawozdanie z programu 1</text:p>
      <text:p text:style-name="P1"/>
      <text:p text:style-name="P2">Tabela ilości liczb w tablicy oraz czas trwania obliczeń.</text:p>
      <text:p text:style-name="P2"/>
      <text:p text:style-name="P2"/>
      <text:p text:style-name="P2"><draw:frame draw:style-name="fr1" draw:name="Obiekt1" text:anchor-type="paragraph" svg:width="4.789cm" svg:height="3.1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ykres średniego czasu trwania obliczeń w zależności od ilości liczb w tablicy.</text:p>
      <text:p text:style-name="P2"/>
      <text:p text:style-name="P2"/>
      <text:p text:style-name="P2"/>
      <text:p text:style-name="P2"><draw:frame draw:style-name="fr1" draw:name="Obi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8:10:33.808725629</meta:creation-date>
    <dc:date>2015-03-18T18:14:02.613799742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0" meta:object-count="2" meta:page-count="1" meta:paragraph-count="5" meta:word-count="30" meta:character-count="196" meta:non-whitespace-character-count="1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Arkusz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10^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^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^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^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10^6</text:p>
          </table:table-cell>
          <table:table-cell office:value-type="float" office:value="2782" calcext:value-type="float">
            <text:p>278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18:13:46.66133871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646cm" svg:y="0.315cm" chart:style-name="ch2">
          <text:p>Wykres O(n)</text:p>
        </chart:title>
        <chart:plot-area chart:style-name="ch3" chart:data-source-has-labels="both" svg:x="1.33cm" svg:y="1.299cm" svg:width="14.35cm" svg:height="6.54cm">
          <chartooo:coordinate-region svg:x="2.507cm" svg:y="1.499cm" svg:width="12.814cm" svg:height="5.693cm"/>
          <chart:axis chart:dimension="x" chart:name="primary-x" chart:style-name="ch4" chartooo:axis-type="auto">
            <chartooo:date-scale/>
            <chart:title svg:x="8.355cm" svg:y="8.018cm" chart:style-name="ch5">
              <text:p>n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4.957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0^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782">
                <text:p>2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